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d072" officeooo:paragraph-rsid="001dd072"/>
    </style:style>
    <style:style style:name="P2" style:family="paragraph" style:parent-style-name="Standard">
      <style:text-properties officeooo:rsid="001dd072" officeooo:paragraph-rsid="00286dec"/>
    </style:style>
    <style:style style:name="P3" style:family="paragraph" style:parent-style-name="Standard">
      <style:text-properties fo:font-weight="bold" officeooo:rsid="0020c2f5" officeooo:paragraph-rsid="0020c2f5" style:font-weight-asian="bold" style:font-weight-complex="bold"/>
    </style:style>
    <style:style style:name="P4" style:family="paragraph" style:parent-style-name="Standard">
      <style:text-properties fo:font-weight="bold" officeooo:rsid="0025b0e3" officeooo:paragraph-rsid="0025b0e3" style:font-weight-asian="bold" style:font-weight-complex="bold"/>
    </style:style>
    <style:style style:name="P5" style:family="paragraph" style:parent-style-name="Standard">
      <style:text-properties fo:font-weight="normal" officeooo:rsid="0020c2f5" officeooo:paragraph-rsid="0020c2f5" style:font-weight-asian="normal" style:font-weight-complex="normal"/>
    </style:style>
    <style:style style:name="P6" style:family="paragraph" style:parent-style-name="Standard">
      <style:text-properties fo:font-weight="normal" officeooo:rsid="0025b0e3" officeooo:paragraph-rsid="0025b0e3" style:font-weight-asian="normal" style:font-weight-complex="normal"/>
    </style:style>
    <style:style style:name="P7" style:family="paragraph" style:parent-style-name="Standard">
      <style:text-properties officeooo:paragraph-rsid="0020f79d"/>
    </style:style>
    <style:style style:name="P8" style:family="paragraph" style:parent-style-name="Standard">
      <style:text-properties officeooo:paragraph-rsid="002175f3"/>
    </style:style>
    <style:style style:name="P9" style:family="paragraph" style:parent-style-name="Standard">
      <style:text-properties officeooo:paragraph-rsid="0024392f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dd072" officeooo:paragraph-rsid="001dd072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5b0e3" officeooo:paragraph-rsid="0025b0e3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25b0e3" officeooo:paragraph-rsid="0025b0e3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28b441" officeooo:paragraph-rsid="0028b441" style:font-weight-asian="bold" style:font-weight-complex="bold"/>
    </style:style>
    <style:style style:name="P14" style:family="paragraph" style:parent-style-name="Standard">
      <style:text-properties style:text-underline-style="none" fo:font-weight="normal" officeooo:rsid="0025b0e3" officeooo:paragraph-rsid="0025b0e3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8b441" officeooo:paragraph-rsid="0028b441" style:font-weight-asian="normal" style:font-weight-complex="normal"/>
    </style:style>
    <style:style style:name="P16" style:family="paragraph" style:parent-style-name="Standard">
      <style:text-properties officeooo:paragraph-rsid="0027b42f"/>
    </style:style>
    <style:style style:name="P17" style:family="paragraph" style:parent-style-name="Preformatted_20_Text">
      <style:text-properties fo:font-weight="bold" officeooo:rsid="0025b0e3" officeooo:paragraph-rsid="0025b0e3" style:font-weight-asian="bold" style:font-weight-complex="bold"/>
    </style:style>
    <style:style style:name="P18" style:family="paragraph" style:parent-style-name="Standard">
      <style:text-properties officeooo:paragraph-rsid="0027b42f"/>
    </style:style>
    <style:style style:name="P19" style:family="paragraph" style:parent-style-name="Standard">
      <style:text-properties officeooo:rsid="0029fa15" officeooo:paragraph-rsid="0029fa15"/>
    </style:style>
    <style:style style:name="T1" style:family="text">
      <style:text-properties fo:font-weight="normal" officeooo:rsid="0020c2f5" style:font-weight-asian="normal" style:font-weight-complex="normal"/>
    </style:style>
    <style:style style:name="T2" style:family="text">
      <style:text-properties officeooo:rsid="0025b0e3"/>
    </style:style>
    <style:style style:name="T3" style:family="text">
      <style:text-properties officeooo:rsid="0025f2ab"/>
    </style:style>
    <style:style style:name="T4" style:family="text">
      <style:text-properties officeooo:rsid="00266cfb"/>
    </style:style>
    <style:style style:name="T5" style:family="text">
      <style:text-properties officeooo:rsid="0027b42f"/>
    </style:style>
    <style:style style:name="T6" style:family="text">
      <style:text-properties style:font-name="Liberation Serif" fo:font-weight="normal" style:font-weight-asian="normal" style:font-weight-complex="normal"/>
    </style:style>
    <style:style style:name="T7" style:family="text">
      <style:text-properties style:font-name="Liberation Serif" fo:font-weight="normal" officeooo:rsid="00279acb" style:font-weight-asian="normal" style:font-weight-complex="normal"/>
    </style:style>
    <style:style style:name="T8" style:family="text">
      <style:text-properties officeooo:rsid="00286dec"/>
    </style:style>
    <style:style style:name="T9" style:family="text">
      <style:text-properties officeooo:rsid="0029fa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utorial testbed</text:p>
      <text:p text:style-name="P10"/>
      <text:p text:style-name="P12">Template</text:p>
      <text:p text:style-name="P14">bbu1.yaml</text:p>
      <text:p text:style-name="P14"/>
      <text:p text:style-name="P13">Image</text:p>
      <text:p text:style-name="P15">ubuntu/xenial64</text:p>
      <text:p text:style-name="P1"/>
      <text:p text:style-name="P11">scripts</text:p>
      <text:p text:style-name="P12">Direct input (srsLTE)</text:p>
      <text:p text:style-name="P1">sudo apt-get install git -y</text:p>
      <text:p text:style-name="P1">git clone <text:a xlink:type="simple" xlink:href="https://github.com/oocran/vbbu.git" text:style-name="Internet_20_link" text:visited-style-name="Visited_20_Internet_20_Link">https://github.com/oocran/vbbu.git</text:a></text:p>
      <text:p text:style-name="P1">cd vbbu/</text:p>
      <text:p text:style-name="P1">sudo chmod 777 install</text:p>
      <text:p text:style-name="P1">sudo ./install</text:p>
      <text:p text:style-name="P4">Direct Input (pyutil)</text:p>
      <text:p text:style-name="P17"><text:span text:style-name="Source_20_Text"><text:span text:style-name="T7">sudo </text:span></text:span><text:span text:style-name="Source_20_Text"><text:span text:style-name="T6">export LC_ALL=C</text:span></text:span></text:p>
      <text:p text:style-name="P17"><text:span text:style-name="Source_20_Text"><text:span text:style-name="T7">sudo </text:span></text:span><text:span text:style-name="Source_20_Text"><text:span text:style-name="T6">pip install xmltodict</text:span></text:span></text:p>
      <text:p text:style-name="P2">sudo apt-get install python-dev -y<text:line-break/>sudo apt-get install python-pip -y</text:p>
      <text:p text:style-name="P2"><text:span text:style-name="T8">sudo pip install requests</text:span><text:line-break/>sudo pip install psutil</text:p>
      <text:p text:style-name="P4">File (monitor)</text:p>
      <text:p text:style-name="P6">monitor.py</text:p>
      <text:p text:style-name="P1"/>
      <text:p text:style-name="P4">VNF (test)</text:p>
      <text:p text:style-name="P1"/>
      <text:p text:style-name="P3">run</text:p>
      <text:p text:style-name="P5">cd /vbbu/build/srslte/examples</text:p>
      <text:p text:style-name="P7"><text:span text:style-name="T1">sudo ./pdsch_enodeb -o a.txt -p 6 </text:span>-D <text:span text:style-name="T2">{{db}} </text:span>-N <text:span text:style-name="T3">{{nvf}} </text:span>-I <text:span text:style-name="T3">{{server}} </text:span>-U <text:span text:style-name="T3">{{user}} </text:span>-P <text:span text:style-name="T3">{{passw}}</text:span></text:p>
      <text:p text:style-name="P16"><text:bookmark-start text:name="__DdeLink__81_1533938327"/>python monitor.py --nvf <text:span text:style-name="T9">bbu</text:span> --ip <text:span text:style-name="T9">192.168.1.117</text:span> --db <text:span text:style-name="T9">ns_13</text:span> --user <text:span text:style-name="T9">operator1</text:span> --pass <text:span text:style-name="T9">operator1</text:span> --time 1 -x <text:bookmark-end text:name="__DdeLink__81_1533938327"/><text:span text:style-name="T5">enp0s3</text:span></text:p>
      <text:p text:style-name="P16"/>
      <text:p text:style-name="P19">sudo ./pdsch_enodeb -o a.txt -p 6 -D ns_13 -N bbu1 -I 192.168.1.117 -U operator1 -P operator1</text:p>
      <text:p text:style-name="P19">sudo ./pdsch_ue -i a.txt -p 6 -r 1234 -B ns_13 -N ue -I 192.168.1.117 -R operator1 -W operator1</text:p>
      <text:p text:style-name="P16"/>
      <text:p text:style-name="P16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12:40:19.992794129</meta:creation-date>
    <dc:date>2017-08-21T18:47:56.124608430</dc:date>
    <meta:editing-duration>PT4H34M27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134" meta:character-count="839" meta:non-whitespace-character-count="737"/>
  </office:meta>
</office:document-meta>
</file>